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q_testy" table:style-name="ta1">
        <table:shapes>
          <draw:frame draw:z-index="0" draw:style-name="gr1" draw:text-style-name="P1" svg:width="144.05mm" svg:height="169.2mm" svg:x="134.68mm" svg:y="33.2mm">
            <loext:p draw:notify-on-update-of-ranges="iq_testy.A1:iq_testy.A1 iq_testy.B1:iq_testy.D1 iq_testy.A2:iq_testy.A2 iq_testy.B2:iq_testy.D2 iq_testy.A3:iq_testy.A3 iq_testy.B3:iq_testy.D3 iq_testy.A4:iq_testy.A4 iq_testy.B4:iq_testy.D4 iq_testy.A5:iq_testy.A5 iq_testy.B5:iq_testy.D5 iq_testy.A6:iq_testy.A6 iq_testy.B6:iq_testy.D6 iq_testy.A7:iq_testy.A7 iq_testy.B7:iq_testy.D7 iq_testy.A8:iq_testy.A8 iq_testy.B8:iq_testy.D8 iq_testy.A9:iq_testy.A9 iq_testy.B9:iq_testy.D9 iq_testy.A10:iq_testy.A10 iq_testy.B10:iq_testy.D10 iq_testy.A11:iq_testy.A11 iq_testy.B11:iq_testy.D11 iq_testy.A12:iq_testy.A12 iq_testy.B12:iq_testy.D12 iq_testy.A13:iq_testy.A13 iq_testy.B13:iq_testy.D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méno</text:p>
          </table:table-cell>
          <table:table-cell office:value-type="string" calcext:value-type="string">
            <text:p>KABC-II</text:p>
          </table:table-cell>
          <table:table-cell office:value-type="string" calcext:value-type="string">
            <text:p>WISC-III</text:p>
          </table:table-cell>
          <table:table-cell office:value-type="string" calcext:value-type="string">
            <text:p>WJ-III</text:p>
          </table:table-cell>
        </table:table-row>
        <table:table-row table:style-name="ro1">
          <table:table-cell office:value-type="string" calcext:value-type="string">
            <text:p>Asher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lpha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ritz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eorgi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melda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eoku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7T19:27:38.739715502</dc:date>
    <meta:editing-duration>PT8M1S</meta:editing-duration>
    <meta:editing-cycles>2</meta:editing-cycles>
    <meta:generator>LibreOffice/5.0.3.2$Linux_X86_64 LibreOffice_project/00m0$Build-2</meta:generator>
    <meta:document-statistic meta:table-count="1" meta:cell-count="5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4.406cm" svg:height="16.921cm" xlink:href=".." xlink:type="simple" chart:class="chart:line" chart:style-name="ch1">
        <chart:title svg:x="3.654cm" svg:y="0.474cm" chart:style-name="ch2">
          <text:p>Graf výsledků IQ podle druhu testů</text:p>
        </chart:title>
        <chart:legend chart:legend-position="end" svg:x="11.898cm" svg:y="5.422cm" style:legend-expansion="high" chart:style-name="ch3"/>
        <chart:plot-area chart:style-name="ch4" table:cell-range-address="iq_testy.A1:iq_testy.D13" chart:data-source-has-labels="both" svg:x="1.299cm" svg:y="1.617cm" svg:width="10.311cm" svg:height="13.985cm">
          <chartooo:coordinate-region svg:x="2.106cm" svg:y="1.816cm" svg:width="9.039cm" svg:height="13.139cm"/>
          <chart:axis chart:dimension="x" chart:name="primary-x" chart:style-name="ch5" chartooo:axis-type="auto">
            <chartooo:date-scale/>
            <chart:title svg:x="5.656cm" svg:y="15.94cm" chart:style-name="ch6">
              <text:p>Druh testu</text:p>
            </chart:title>
            <chart:categories table:cell-range-address="iq_testy.B1:iq_testy.D1"/>
          </chart:axis>
          <chart:axis chart:dimension="y" chart:name="primary-y" chart:style-name="ch5">
            <chart:title svg:x="0.451cm" svg:y="9.486cm" chart:style-name="ch7">
              <text:p>Hodnota IQ</text:p>
            </chart:title>
            <chart:grid chart:style-name="ch8" chart:class="major"/>
          </chart:axis>
          <chart:series chart:style-name="ch9" chart:values-cell-range-address="iq_testy.B2:iq_testy.D2" chart:label-cell-address="iq_testy.A2:iq_testy.A2" chart:class="chart:line">
            <chart:data-point chart:repeated="3"/>
          </chart:series>
          <chart:series chart:style-name="ch10" chart:values-cell-range-address="iq_testy.B3:iq_testy.D3" chart:label-cell-address="iq_testy.A3:iq_testy.A3" chart:class="chart:line">
            <chart:data-point chart:repeated="3"/>
          </chart:series>
          <chart:series chart:style-name="ch11" chart:values-cell-range-address="iq_testy.B4:iq_testy.D4" chart:label-cell-address="iq_testy.A4:iq_testy.A4" chart:class="chart:line">
            <chart:data-point chart:repeated="3"/>
          </chart:series>
          <chart:series chart:style-name="ch12" chart:values-cell-range-address="iq_testy.B5:iq_testy.D5" chart:label-cell-address="iq_testy.A5:iq_testy.A5" chart:class="chart:line">
            <chart:data-point chart:repeated="3"/>
          </chart:series>
          <chart:series chart:style-name="ch13" chart:values-cell-range-address="iq_testy.B6:iq_testy.D6" chart:label-cell-address="iq_testy.A6:iq_testy.A6" chart:class="chart:line">
            <chart:data-point chart:repeated="3"/>
          </chart:series>
          <chart:series chart:style-name="ch14" chart:values-cell-range-address="iq_testy.B7:iq_testy.D7" chart:label-cell-address="iq_testy.A7:iq_testy.A7" chart:class="chart:line">
            <chart:data-point chart:repeated="3"/>
          </chart:series>
          <chart:series chart:style-name="ch15" chart:values-cell-range-address="iq_testy.B8:iq_testy.D8" chart:label-cell-address="iq_testy.A8:iq_testy.A8" chart:class="chart:line">
            <chart:data-point chart:repeated="3"/>
          </chart:series>
          <chart:series chart:style-name="ch16" chart:values-cell-range-address="iq_testy.B9:iq_testy.D9" chart:label-cell-address="iq_testy.A9:iq_testy.A9" chart:class="chart:line">
            <chart:data-point chart:repeated="3"/>
          </chart:series>
          <chart:series chart:style-name="ch17" chart:values-cell-range-address="iq_testy.B10:iq_testy.D10" chart:label-cell-address="iq_testy.A10:iq_testy.A10" chart:class="chart:line">
            <chart:data-point chart:repeated="3"/>
          </chart:series>
          <chart:series chart:style-name="ch18" chart:values-cell-range-address="iq_testy.B11:iq_testy.D11" chart:label-cell-address="iq_testy.A11:iq_testy.A11" chart:class="chart:line">
            <chart:data-point chart:repeated="3"/>
          </chart:series>
          <chart:series chart:style-name="ch19" chart:values-cell-range-address="iq_testy.B12:iq_testy.D12" chart:label-cell-address="iq_testy.A12:iq_testy.A12" chart:class="chart:line">
            <chart:data-point chart:repeated="3"/>
          </chart:series>
          <chart:series chart:style-name="ch20" chart:values-cell-range-address="iq_testy.B13:iq_testy.D13" chart:label-cell-address="iq_testy.A13:iq_testy.A13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BC-II</text:p>
                <draw:g>
                  <svg:desc>iq_testy.B1:iq_testy.D1</svg:desc>
                </draw:g>
              </table:table-cell>
              <table:table-cell office:value-type="string">
                <text:p>WISC-III</text:p>
              </table:table-cell>
              <table:table-cell office:value-type="string">
                <text:p>WJ-III</text:p>
              </table:table-cell>
            </table:table-row>
          </table:table-header-rows>
          <table:table-rows>
            <table:table-row>
              <table:table-cell office:value-type="string">
                <text:p>Asher</text:p>
                <draw:g>
                  <svg:desc>iq_testy.A2:iq_testy.A2</svg:desc>
                </draw:g>
              </table:table-cell>
              <table:table-cell office:value-type="float" office:value="90">
                <text:p>90</text:p>
                <draw:g>
                  <svg:desc>iq_testy.B2:iq_testy.D2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Brianna</text:p>
                <draw:g>
                  <svg:desc>iq_testy.A3:iq_testy.A3</svg:desc>
                </draw:g>
              </table:table-cell>
              <table:table-cell office:value-type="float" office:value="125">
                <text:p>125</text:p>
                <draw:g>
                  <svg:desc>iq_testy.B3:iq_testy.D3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lin</text:p>
                <draw:g>
                  <svg:desc>iq_testy.A4:iq_testy.A4</svg:desc>
                </draw:g>
              </table:table-cell>
              <table:table-cell office:value-type="float" office:value="100">
                <text:p>100</text:p>
                <draw:g>
                  <svg:desc>iq_testy.B4:iq_testy.D4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anica</text:p>
                <draw:g>
                  <svg:desc>iq_testy.A5:iq_testy.A5</svg:desc>
                </draw:g>
              </table:table-cell>
              <table:table-cell office:value-type="float" office:value="116">
                <text:p>116</text:p>
                <draw:g>
                  <svg:desc>iq_testy.B5:iq_testy.D5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Elpha</text:p>
                <draw:g>
                  <svg:desc>iq_testy.A6:iq_testy.A6</svg:desc>
                </draw:g>
              </table:table-cell>
              <table:table-cell office:value-type="float" office:value="93">
                <text:p>93</text:p>
                <draw:g>
                  <svg:desc>iq_testy.B6:iq_testy.D6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Fritz</text:p>
                <draw:g>
                  <svg:desc>iq_testy.A7:iq_testy.A7</svg:desc>
                </draw:g>
              </table:table-cell>
              <table:table-cell office:value-type="float" office:value="106">
                <text:p>106</text:p>
                <draw:g>
                  <svg:desc>iq_testy.B7:iq_testy.D7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Georgi</text:p>
                <draw:g>
                  <svg:desc>iq_testy.A8:iq_testy.A8</svg:desc>
                </draw:g>
              </table:table-cell>
              <table:table-cell office:value-type="float" office:value="95">
                <text:p>95</text:p>
                <draw:g>
                  <svg:desc>iq_testy.B8:iq_testy.D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ector</text:p>
                <draw:g>
                  <svg:desc>iq_testy.A9:iq_testy.A9</svg:desc>
                </draw:g>
              </table:table-cell>
              <table:table-cell office:value-type="float" office:value="112">
                <text:p>112</text:p>
                <draw:g>
                  <svg:desc>iq_testy.B9:iq_testy.D9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Imelda</text:p>
                <draw:g>
                  <svg:desc>iq_testy.A10:iq_testy.A10</svg:desc>
                </draw:g>
              </table:table-cell>
              <table:table-cell office:value-type="float" office:value="104">
                <text:p>104</text:p>
                <draw:g>
                  <svg:desc>iq_testy.B10:iq_testy.D10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Jose</text:p>
                <draw:g>
                  <svg:desc>iq_testy.A11:iq_testy.A11</svg:desc>
                </draw:g>
              </table:table-cell>
              <table:table-cell office:value-type="float" office:value="101">
                <text:p>101</text:p>
                <draw:g>
                  <svg:desc>iq_testy.B11:iq_testy.D11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Keoku</text:p>
                <draw:g>
                  <svg:desc>iq_testy.A12:iq_testy.A12</svg:desc>
                </draw:g>
              </table:table-cell>
              <table:table-cell office:value-type="float" office:value="81">
                <text:p>81</text:p>
                <draw:g>
                  <svg:desc>iq_testy.B12:iq_testy.D12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Leo</text:p>
                <draw:g>
                  <svg:desc>iq_testy.A13:iq_testy.A13</svg:desc>
                </draw:g>
              </table:table-cell>
              <table:table-cell office:value-type="float" office:value="116">
                <text:p>116</text:p>
                <draw:g>
                  <svg:desc>iq_testy.B13:iq_testy.D1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